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606fb" fo:font-weight="bold" officeooo:rsid="000f443a" officeooo:paragraph-rsid="00174fec" style:font-weight-asian="bold" style:font-weight-complex="bold"/>
    </style:style>
    <style:style style:name="P2" style:family="paragraph" style:parent-style-name="Standard">
      <style:text-properties fo:color="#0606fb" fo:font-weight="bold" officeooo:rsid="000f443a" officeooo:paragraph-rsid="001bd879" style:font-weight-asian="bold" style:font-weight-complex="bold"/>
    </style:style>
    <style:style style:name="P3" style:family="paragraph" style:parent-style-name="Standard">
      <style:text-properties fo:color="#0606fb" fo:font-weight="bold" officeooo:rsid="000f443a" officeooo:paragraph-rsid="001c4dec" style:font-weight-asian="bold" style:font-weight-complex="bold"/>
    </style:style>
    <style:style style:name="P4" style:family="paragraph" style:parent-style-name="Standard">
      <style:text-properties fo:color="#0606fb" fo:font-weight="bold" officeooo:rsid="000f443a" officeooo:paragraph-rsid="001d0ccd" style:font-weight-asian="bold" style:font-weight-complex="bold"/>
    </style:style>
    <style:style style:name="P5" style:family="paragraph" style:parent-style-name="Standard">
      <style:text-properties fo:color="#0606fb" style:font-name="Liberation Serif" fo:font-size="12pt" fo:font-weight="bold" officeooo:rsid="000f443a" officeooo:paragraph-rsid="00174fec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606fb" style:font-name="Liberation Serif" fo:font-size="12pt" fo:font-weight="bold" officeooo:rsid="000f443a" officeooo:paragraph-rsid="001bd879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fo:font-weight="normal" officeooo:rsid="00192b87" officeooo:paragraph-rsid="00192b87" style:font-weight-asian="normal" style:font-weight-complex="normal"/>
    </style:style>
    <style:style style:name="P8" style:family="paragraph" style:parent-style-name="Standard">
      <style:text-properties fo:color="#000000" fo:font-weight="normal" officeooo:rsid="00192b87" officeooo:paragraph-rsid="0019dd13" style:font-weight-asian="normal" style:font-weight-complex="normal"/>
    </style:style>
    <style:style style:name="P9" style:family="paragraph" style:parent-style-name="Standard">
      <style:text-properties fo:color="#000000" style:font-name="Liberation Serif" fo:font-size="12pt" fo:font-weight="normal" officeooo:rsid="00192b87" officeooo:paragraph-rsid="00192b87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1c4dec"/>
    </style:style>
    <style:style style:name="P11" style:family="paragraph" style:parent-style-name="Header">
      <style:paragraph-properties fo:text-align="center" style:justify-single-word="false"/>
      <style:text-properties fo:color="#0606fb" fo:font-size="20pt" fo:font-weight="bold" officeooo:rsid="0029cd91" officeooo:paragraph-rsid="00174fec" style:font-size-asian="20pt" style:font-weight-asian="bold" style:font-size-complex="20pt" style:font-weight-complex="bold"/>
    </style:style>
    <style:style style:name="T1" style:family="text">
      <style:text-properties officeooo:rsid="0029cd91"/>
    </style:style>
    <style:style style:name="T2" style:family="text">
      <style:text-properties fo:color="#000000" fo:font-weight="normal" officeooo:rsid="001bd879" style:font-weight-asian="normal" style:font-weight-complex="normal"/>
    </style:style>
    <style:style style:name="T3" style:family="text">
      <style:text-properties fo:color="#000000" fo:font-weight="normal" officeooo:rsid="001d0ccd" style:font-weight-asian="normal" style:font-weight-complex="normal"/>
    </style:style>
    <style:style style:name="T4" style:family="text">
      <style:text-properties fo:color="#000000" fo:font-weight="normal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officeooo:rsid="001bd879" style:font-size-asian="10pt" style:font-weight-asian="normal" style:font-size-complex="10pt" style:font-weight-complex="normal"/>
    </style:style>
    <style:style style:name="T6" style:family="text">
      <style:text-properties fo:color="#000000" fo:font-size="10pt" fo:font-weight="normal" officeooo:rsid="001d0ccd" style:font-size-asian="10pt" style:font-weight-asian="normal" style:font-size-complex="10pt" style:font-weight-complex="normal"/>
    </style:style>
    <style:style style:name="T7" style:family="text">
      <style:text-properties fo:color="#000000" fo:font-size="10pt" fo:font-weight="normal" officeooo:rsid="001bd879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fo:font-size="10pt" fo:font-weight="normal" officeooo:rsid="001d0ccd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00" fo:font-size="10pt" fo:font-weight="normal" officeooo:rsid="001bd879" fo:background-color="#fff200" loext:char-shading-value="0" style:font-size-asian="10pt" style:font-weight-asian="normal" style:font-size-complex="10pt" style:font-weight-complex="normal"/>
    </style:style>
    <style:style style:name="T10" style:family="text">
      <style:text-properties fo:color="#000000" fo:font-size="10pt" fo:font-weight="normal" officeooo:rsid="001d0ccd" fo:background-color="#fff200" loext:char-shading-value="0" style:font-size-asian="10pt" style:font-weight-asian="normal" style:font-size-complex="10pt" style:font-weight-complex="normal"/>
    </style:style>
    <style:style style:name="T11" style:family="text">
      <style:text-properties fo:color="#000000" fo:font-size="12pt" fo:font-weight="normal" officeooo:rsid="00192b87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1bd879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1bd879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1d0ccd" style:font-size-asian="12pt" style:font-weight-asian="normal" style:font-size-complex="12pt" style:font-weight-complex="normal"/>
    </style:style>
    <style:style style:name="T15" style:family="text">
      <style:text-properties fo:color="#000000" style:font-name="Liberation Serif" fo:font-weight="normal" officeooo:rsid="00192b87" fo:background-color="transparent" loext:char-shading-value="0" style:font-weight-asian="normal" style:font-weight-complex="normal"/>
    </style:style>
    <style:style style:name="T16" style:family="text">
      <style:text-properties fo:color="#000000" style:font-name="Liberation Serif" fo:font-weight="normal" officeooo:rsid="001bd879" fo:background-color="transparent" loext:char-shading-value="0" style:font-weight-asian="normal" style:font-weight-complex="normal"/>
    </style:style>
    <style:style style:name="T17" style:family="text">
      <style:text-properties fo:color="#000000" style:font-name="Liberation Serif" fo:font-weight="normal" officeooo:rsid="001bd879" fo:background-color="#fff200" loext:char-shading-value="0" style:font-weight-asian="normal" style:font-weight-complex="normal"/>
    </style:style>
    <style:style style:name="T18" style:family="text">
      <style:text-properties fo:color="#000000" style:font-name="Liberation Serif" fo:font-weight="normal" fo:background-color="#fff200" loext:char-shading-value="0" style:font-weight-asian="normal" style:font-weight-complex="normal"/>
    </style:style>
    <style:style style:name="T19" style:family="text">
      <style:text-properties fo:color="#000000" style:font-name="Liberation Serif" fo:font-size="12pt" fo:font-weight="normal" officeooo:rsid="00192b87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style:font-name="Liberation Serif" fo:font-size="12pt" fo:font-weight="normal" officeooo:rsid="001bd879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style:font-name="Liberation Serif" fo:font-size="12pt" fo:font-weight="normal" officeooo:rsid="001c4dec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style:font-name="Liberation Serif" fo:font-size="12pt" fo:font-weight="normal" officeooo:rsid="001d0ccd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style:font-name="Liberation Serif" fo:font-size="12pt" fo:font-weight="normal" officeooo:rsid="001bd879" fo:background-color="#fff200" loext:char-shading-value="0" style:font-size-asian="12pt" style:font-weight-asian="normal" style:font-size-complex="12pt" style:font-weight-complex="normal"/>
    </style:style>
    <style:style style:name="T24" style:family="text">
      <style:text-properties fo:color="#000000" style:font-name="Liberation Serif" fo:font-size="12pt" fo:font-weight="normal" officeooo:rsid="001bd879" fo:background-color="#fff200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style:font-name="Liberation Serif" fo:font-size="12pt" fo:font-weight="normal" fo:background-color="#fff200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Liberation Serif" fo:font-size="12pt" fo:font-weight="normal" officeooo:rsid="001c4dec" fo:background-color="#fff200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Liberation Serif" fo:font-size="12pt" fo:font-weight="normal" officeooo:rsid="00192b87" fo:background-color="#fff200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Liberation Serif" fo:font-size="12pt" fo:font-weight="normal" officeooo:rsid="001d0ccd" fo:background-color="#fff200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Liberation Serif" fo:font-size="12pt" fo:font-weight="normal" officeooo:rsid="001d0ccd" fo:background-color="#fff200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style:font-name="Liberation Serif" fo:font-size="12pt" fo:font-weight="normal" officeooo:rsid="001bd879" style:font-size-asian="12pt" style:font-weight-asian="normal" style:font-size-complex="12pt" style:font-weight-complex="normal"/>
    </style:style>
    <style:style style:name="T31" style:family="text">
      <style:text-properties fo:color="#000000" style:font-name="Liberation Serif" fo:font-size="12pt" fo:font-weight="normal" officeooo:rsid="001d0ccd" style:font-size-asian="12pt" style:font-weight-asian="normal" style:font-size-complex="12pt" style:font-weight-complex="normal"/>
    </style:style>
    <style:style style:name="T32" style:family="text">
      <style:text-properties fo:color="#000000" style:font-name="Liberation Serif" fo:font-size="12pt" officeooo:rsid="001bd879" style:font-size-asian="12pt" style:font-size-complex="12pt"/>
    </style:style>
    <style:style style:name="T33" style:family="text">
      <style:text-properties fo:color="#000000" style:font-name="Liberation Serif" fo:font-size="10pt" fo:font-weight="normal" officeooo:rsid="001bd879" fo:background-color="transparent" loext:char-shading-value="0" style:font-size-asian="10pt" style:font-weight-asian="normal" style:font-size-complex="10pt" style:font-weight-complex="normal"/>
    </style:style>
    <style:style style:name="T34" style:family="text">
      <style:text-properties fo:color="#000000" style:font-name="Liberation Serif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5" style:family="text">
      <style:text-properties fo:color="#000000" style:font-name="Liberation Serif" fo:font-size="10pt" fo:font-weight="normal" officeooo:rsid="001c4dec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fo:color="#000000" style:font-name="Liberation Serif" fo:font-size="10pt" fo:font-weight="normal" officeooo:rsid="001d0ccd" fo:background-color="transparent" loext:char-shading-value="0" style:font-size-asian="10pt" style:font-weight-asian="normal" style:font-size-complex="10pt" style:font-weight-complex="normal"/>
    </style:style>
    <style:style style:name="T37" style:family="text">
      <style:text-properties fo:color="#000000" style:font-name="Liberation Serif" fo:font-size="10pt" fo:font-weight="normal" officeooo:rsid="001d36cc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fo:color="#000000" style:font-name="Liberation Serif" fo:font-size="10pt" fo:font-weight="normal" officeooo:rsid="001bd879" style:font-size-asian="10pt" style:font-weight-asian="normal" style:font-size-complex="10pt" style:font-weight-complex="normal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019dd13" style:font-size-asian="10pt" style:font-size-complex="10pt"/>
    </style:style>
    <style:style style:name="T41" style:family="text">
      <style:text-properties fo:background-color="#fff200" loext:char-shading-value="0"/>
    </style:style>
    <style:style style:name="T42" style:family="text">
      <style:text-properties style:font-name="Liberation Serif" fo:font-size="12pt" style:font-size-asian="12pt" style:font-size-complex="12pt"/>
    </style:style>
    <style:style style:name="T43" style:family="text">
      <style:text-properties style:font-name="Liberation Serif" fo:font-size="12pt" officeooo:rsid="0019dd13" style:font-size-asian="12pt" style:font-size-complex="12pt"/>
    </style:style>
    <style:style style:name="T44" style:family="text">
      <style:text-properties style:font-name="Liberation Serif" fo:font-size="12pt" fo:background-color="#fff200" loext:char-shading-value="0" style:font-size-asian="12pt" style:font-size-complex="12pt"/>
    </style:style>
    <style:style style:name="T45" style:family="text">
      <style:text-properties style:font-name="Liberation Serif" fo:font-size="12pt" officeooo:rsid="0019dd13" fo:background-color="#fff200" loext:char-shading-value="0" style:font-size-asian="12pt" style:font-size-complex="12pt"/>
    </style:style>
    <style:style style:name="T46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7" style:family="text">
      <style:text-properties style:font-name="Liberation Serif" fo:font-size="12pt" officeooo:rsid="001bd879" fo:background-color="transparent" loext:char-shading-value="0" style:font-size-asian="12pt" style:font-size-complex="12pt"/>
    </style:style>
    <style:style style:name="T48" style:family="text">
      <style:text-properties style:font-name="Liberation Serif" fo:font-size="10pt" style:font-size-asian="10pt" style:font-size-complex="10pt"/>
    </style:style>
    <style:style style:name="T49" style:family="text">
      <style:text-properties style:font-name="Liberation Serif" fo:font-size="10pt" officeooo:rsid="0019dd13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ep 3 - JAVA (Installation) </text:span>###########################################################</text:p>
      <text:p text:style-name="P9">Install Java 8 (8u221) on Ubuntu 18.04</text:p>
      <text:p text:style-name="P5"/>
      <text:p text:style-name="P9">~$ <text:span text:style-name="T41">pwd</text:span> <text:s text:c="2"/><text:tab/><text:tab/><text:tab/>&lt;=== <text:span text:style-name="T39">start</text:span><text:span text:style-name="T40">s</text:span><text:span text:style-name="T39"> from the home directory /home/$user</text:span></text:p>
      <text:p text:style-name="P7"><text:span text:style-name="T42">~$ </text:span><text:span text:style-name="Source_20_Text"><text:span text:style-name="T44">sudo mkdir /home/opt</text:span></text:span><text:span text:style-name="Source_20_Text"><text:span text:style-name="T42"><text:tab/>&lt;=== </text:span></text:span><text:span text:style-name="Source_20_Text"><text:span text:style-name="T48">create</text:span></text:span><text:span text:style-name="Source_20_Text"><text:span text:style-name="T49">s</text:span></text:span><text:span text:style-name="Source_20_Text"><text:span text:style-name="T48"> a directory opt</text:span></text:span></text:p>
      <text:p text:style-name="P8"><text:span text:style-name="Source_20_Text"><text:span text:style-name="T42">~$ </text:span></text:span><text:span text:style-name="Source_20_Text"><text:span text:style-name="T45">cd</text:span></text:span><text:span text:style-name="Source_20_Text"><text:span text:style-name="T44"> /home/opt</text:span></text:span><text:span text:style-name="Source_20_Text"><text:span text:style-name="T42"><text:tab/><text:tab/>&lt;=== </text:span></text:span><text:span text:style-name="Source_20_Text"><text:span text:style-name="T48">c</text:span></text:span><text:span text:style-name="Source_20_Text"><text:span text:style-name="T49">hange directory to /home/</text:span></text:span><text:span text:style-name="Source_20_Text"><text:span text:style-name="T48">opt</text:span></text:span></text:p>
      <text:p text:style-name="P8"><text:span text:style-name="Source_20_Text"><text:span text:style-name="T46">/</text:span></text:span><text:span text:style-name="Source_20_Text"><text:span text:style-name="T47">home/opt</text:span></text:span><text:span text:style-name="Source_20_Text"><text:span text:style-name="T46">$ </text:span></text:span><text:span text:style-name="Source_20_Text"><text:span text:style-name="T44">sudo wget -O jdk-8u221-linux-x64.tar.gz -c --content-disposition "https://javadl.oracle.com/webapps/download/AutoDL?BundleId=239835_230deb18db3e4014bb8e3e8324f81b43"</text:span></text:span><text:span text:style-name="Source_20_Text"><text:span text:style-name="T42"> <text:tab/></text:span></text:span><text:span text:style-name="Source_20_Text"><text:span text:style-name="T43">&lt;=== </text:span></text:span><text:span text:style-name="Source_20_Text"><text:span text:style-name="T49">downloads Java 8</text:span></text:span></text:p>
      <text:p text:style-name="P6"><text:span text:style-name="Source_20_Text"><text:span text:style-name="T15">/</text:span></text:span><text:span text:style-name="Source_20_Text"><text:span text:style-name="T16">home/opt</text:span></text:span><text:span text:style-name="Source_20_Text"><text:span text:style-name="T15">$ </text:span></text:span><text:span text:style-name="Source_20_Text"><text:span text:style-name="T17">ls</text:span></text:span><text:span text:style-name="Source_20_Text"><text:span text:style-name="T16"><text:tab/><text:tab/><text:tab/>&lt;=== </text:span></text:span><text:span text:style-name="Source_20_Text"><text:span text:style-name="T33">shows the downloaded file </text:span></text:span><text:span text:style-name="Source_20_Text"><text:span text:style-name="T34">jdk-8u221-linux-x64.tar.gz</text:span></text:span></text:p>
      <text:p text:style-name="P6"><text:span text:style-name="Source_20_Text"><text:span text:style-name="T15">/</text:span></text:span><text:span text:style-name="Source_20_Text"><text:span text:style-name="T16">home/opt</text:span></text:span><text:span text:style-name="Source_20_Text"><text:span text:style-name="T15">$ </text:span></text:span><text:span text:style-name="Source_20_Text"><text:span text:style-name="T18">sudo chmod 777 -R .</text:span></text:span><text:span text:style-name="Source_20_Text"><text:span text:style-name="T16"> <text:tab/><text:tab/>&lt;=== </text:span></text:span><text:span text:style-name="Source_20_Text"><text:span text:style-name="T33">gives the full access of the current directory to all user</text:span></text:span><text:span text:style-name="Source_20_Text"><text:span text:style-name="T37">s</text:span></text:span></text:p>
      <text:p text:style-name="P2"><text:span text:style-name="Source_20_Text"><text:span text:style-name="T19">/</text:span></text:span><text:span text:style-name="Source_20_Text"><text:span text:style-name="T20">home/opt</text:span></text:span><text:span text:style-name="Source_20_Text"><text:span text:style-name="T19">$ </text:span></text:span><text:span text:style-name="Source_20_Text"><text:span text:style-name="T24">tar -xzvf </text:span></text:span><text:span text:style-name="T25">jdk-8u221-linux-x64.tar.gz</text:span><text:span text:style-name="T42"> <text:tab/></text:span><text:span text:style-name="T32">&lt;=== </text:span><text:span text:style-name="T38">extracts files from tar.gz to the current directory</text:span></text:p>
      <text:p text:style-name="P10"><text:span text:style-name="Source_20_Text"><text:span text:style-name="T19">/</text:span></text:span><text:span text:style-name="Source_20_Text"><text:span text:style-name="T20">home/opt</text:span></text:span><text:span text:style-name="Source_20_Text"><text:span text:style-name="T19">$ </text:span></text:span><text:span text:style-name="Source_20_Text"><text:span text:style-name="T26">sudo </text:span></text:span><text:span text:style-name="Source_20_Text"><text:span text:style-name="T27">update-alternatives --install /usr/bin/java java /home/opt/jdk1.8.0_</text:span></text:span><text:span text:style-name="Source_20_Text"><text:span text:style-name="T26">221</text:span></text:span><text:span text:style-name="Source_20_Text"><text:span text:style-name="T27">/bin/java 100</text:span></text:span></text:p>
      <text:p text:style-name="P10"><text:span text:style-name="Source_20_Text"><text:span text:style-name="T19">/</text:span></text:span><text:span text:style-name="Source_20_Text"><text:span text:style-name="T20">home/opt</text:span></text:span><text:span text:style-name="Source_20_Text"><text:span text:style-name="T19">$ </text:span></text:span><text:span text:style-name="Source_20_Text"><text:span text:style-name="T26">sudo </text:span></text:span><text:span text:style-name="Source_20_Text"><text:span text:style-name="T27">update-alternatives --install /usr/bin/javac javac /home/opt/jdk1.8.0_</text:span></text:span><text:span text:style-name="Source_20_Text"><text:span text:style-name="T26">221</text:span></text:span><text:span text:style-name="Source_20_Text"><text:span text:style-name="T27">/bin/javac 100</text:span></text:span><text:span text:style-name="Source_20_Text"><text:span text:style-name="T19"><text:tab/></text:span></text:span></text:p>
      <text:p text:style-name="P10"><text:span text:style-name="Source_20_Text"><text:span text:style-name="T19">/</text:span></text:span><text:span text:style-name="Source_20_Text"><text:span text:style-name="T20">home/opt</text:span></text:span><text:span text:style-name="Source_20_Text"><text:span text:style-name="T19">$ </text:span></text:span><text:span text:style-name="Source_20_Text"><text:span text:style-name="T26">sudo </text:span></text:span><text:span text:style-name="Source_20_Text"><text:span text:style-name="T27">update-alternatives --</text:span></text:span><text:span text:style-name="Source_20_Text"><text:span text:style-name="T26">config java</text:span></text:span><text:span text:style-name="Source_20_Text"><text:span text:style-name="T21"><text:tab/><text:tab/>&lt;=== </text:span></text:span><text:span text:style-name="Source_20_Text"><text:span text:style-name="T35">in case there are multiple versions of java installed previously, select the desired version here</text:span></text:span></text:p>
      <text:p text:style-name="P10"><text:span text:style-name="Source_20_Text"><text:span text:style-name="T19">/</text:span></text:span><text:span text:style-name="Source_20_Text"><text:span text:style-name="T20">home/opt</text:span></text:span><text:span text:style-name="Source_20_Text"><text:span text:style-name="T19">$ </text:span></text:span><text:span text:style-name="Source_20_Text"><text:span text:style-name="T26">sudo </text:span></text:span><text:span text:style-name="Source_20_Text"><text:span text:style-name="T27">update-alternatives --</text:span></text:span><text:span text:style-name="Source_20_Text"><text:span text:style-name="T26">config javac</text:span></text:span><text:span text:style-name="Source_20_Text"><text:span text:style-name="T21"><text:tab/><text:tab/>&lt;=== </text:span></text:span><text:span text:style-name="Source_20_Text"><text:span text:style-name="T35">in case there are multiple versions of javac installed previously, select the desired version here</text:span></text:span></text:p>
      <text:p text:style-name="P4"><text:span text:style-name="Source_20_Text"><text:span text:style-name="T19">/</text:span></text:span><text:span text:style-name="Source_20_Text"><text:span text:style-name="T20">home/opt</text:span></text:span><text:span text:style-name="Source_20_Text"><text:span text:style-name="T19">$ </text:span></text:span><text:span text:style-name="Source_20_Text"><text:span text:style-name="T29">java -version</text:span></text:span><text:span text:style-name="Source_20_Text"><text:span text:style-name="T22"><text:tab/><text:tab/>&lt;=== </text:span></text:span><text:span text:style-name="Source_20_Text"><text:span text:style-name="T36">confirms the version = java version "1.8.0_221"</text:span></text:span></text:p>
      <text:p text:style-name="P3"><text:span text:style-name="Source_20_Text"><text:span text:style-name="T19">/</text:span></text:span><text:span text:style-name="Source_20_Text"><text:span text:style-name="T20">home/opt</text:span></text:span><text:span text:style-name="Source_20_Text"><text:span text:style-name="T19">$ </text:span></text:span><text:span text:style-name="Source_20_Text"><text:span text:style-name="T29">javac -version</text:span></text:span><text:span text:style-name="Source_20_Text"><text:span text:style-name="T22"><text:tab/><text:tab/>&lt;=== </text:span></text:span><text:span text:style-name="Source_20_Text"><text:span text:style-name="T36">confirms the version = javac 1.8.0_221 </text:span></text:span></text:p>
      <text:p text:style-name="P2"><text:span text:style-name="T5"/></text:p>
      <text:p text:style-name="P4"><text:span text:style-name="Source_20_Text"><text:span text:style-name="T19">/</text:span></text:span><text:span text:style-name="Source_20_Text"><text:span text:style-name="T20">home/opt</text:span></text:span><text:span text:style-name="Source_20_Text"><text:span text:style-name="T19">$ </text:span></text:span><text:span text:style-name="Source_20_Text"><text:span text:style-name="T24">readlink -e $(which java)</text:span></text:span><text:span text:style-name="Source_20_Text"><text:span text:style-name="T7"><text:tab/></text:span></text:span><text:span text:style-name="Source_20_Text"><text:span text:style-name="T8">&lt;=== </text:span></text:span><text:span text:style-name="Source_20_Text"><text:span text:style-name="T36">confirms /home/opt/jdk1.8.0_221/bin/java</text:span></text:span></text:p>
      <text:p text:style-name="P4"><text:span text:style-name="Source_20_Text"><text:span text:style-name="T19">/</text:span></text:span><text:span text:style-name="Source_20_Text"><text:span text:style-name="T20">home/opt</text:span></text:span><text:span text:style-name="Source_20_Text"><text:span text:style-name="T19">$ </text:span></text:span><text:span text:style-name="Source_20_Text"><text:span text:style-name="T24">readlink -e $(which java</text:span></text:span><text:span text:style-name="Source_20_Text"><text:span text:style-name="T29">c</text:span></text:span><text:span text:style-name="Source_20_Text"><text:span text:style-name="T24">)</text:span></text:span><text:span text:style-name="Source_20_Text"><text:span text:style-name="T7"><text:tab/></text:span></text:span><text:span text:style-name="Source_20_Text"><text:span text:style-name="T8">&lt;=== </text:span></text:span><text:span text:style-name="Source_20_Text"><text:span text:style-name="T36">confirms /home/opt/jdk1.8.0_221/bin/javac</text:span></text:span></text:p>
      <text:p text:style-name="P6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606fb" fo:font-size="20pt" fo:font-weight="bold" officeooo:rsid="0029cd91" officeooo:paragraph-rsid="00174fec" style:font-size-asian="20pt" style:font-weight-asian="bold" style:font-size-complex="2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############### <text:s text:c="4"/>JAVA <text:s text:c="4"/>###############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23:16:41.270057668</meta:creation-date>
    <dc:date>2019-11-30T01:00:01.693015644</dc:date>
    <meta:editing-duration>PT32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93" meta:character-count="1633" meta:non-whitespace-character-count="1437"/>
  </office:meta>
</office:document-meta>
</file>